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0.449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399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78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7.628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5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0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3.2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3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124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15.7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893cm" fo:min-width="1.532cm"/>
    </style:style>
    <style:style style:name="gr19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cm"/>
    </style:style>
    <style:style style:name="gr2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49cm" svg:height="1.143cm" svg:x="1.63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99cm" svg:height="1.143cm" svg:x="2.58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8cm" svg:height="1.143cm" svg:x="4.483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128cm" svg:height="1.143cm" svg:x="9.763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715cm" svg:height="1.143cm" svg:x="17.891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446cm" svg:height="0.72cm" svg:x="1.381cm" svg:y="2.651cm">
          <draw:text-box>
            <text:p><text:span text:style-name="T1">copied</text:span></text:p>
          </draw:text-box>
        </draw:frame>
        <draw:frame draw:style-name="gr7" draw:text-style-name="P2" draw:layer="layout" svg:width="1.234cm" svg:height="0.552cm" svg:x="2.905cm" svg:y="2.651cm">
          <draw:text-box>
            <text:p><text:span text:style-name="T1">class</text:span></text:p>
          </draw:text-box>
        </draw:frame>
        <draw:frame draw:style-name="gr8" draw:text-style-name="P2" draw:layer="layout" svg:width="1.582cm" svg:height="0.552cm" svg:x="6.276cm" svg:y="2.607cm">
          <draw:text-box>
            <text:p><text:span text:style-name="T1">number</text:span></text:p>
          </draw:text-box>
        </draw:frame>
        <draw:frame draw:style-name="gr9" draw:text-style-name="P2" draw:layer="layout" svg:width="3.757cm" svg:height="0.552cm" svg:x="11.975cm" svg:y="2.607cm">
          <draw:text-box>
            <text:p><text:span text:style-name="T1">option length (optional)</text:span></text:p>
          </draw:text-box>
        </draw:frame>
        <draw:frame draw:style-name="gr10" draw:text-style-name="P2" draw:layer="layout" svg:width="3.508cm" svg:height="0.552cm" svg:x="18.955cm" svg:y="2.651cm">
          <draw:text-box>
            <text:p><text:span text:style-name="T1">option data (optional)</text:span></text:p>
          </draw:text-box>
        </draw:frame>
        <draw:frame draw:style-name="gr11" draw:text-style-name="P2" draw:layer="layout" svg:width="0.68cm" svg:height="0.552cm" svg:x="1.762cm" svg:y="1.608cm">
          <draw:text-box>
            <text:p><text:span text:style-name="T1">1</text:span></text:p>
          </draw:text-box>
        </draw:frame>
        <draw:frame draw:style-name="gr12" draw:text-style-name="P2" draw:layer="layout" svg:width="0.68cm" svg:height="0.762cm" svg:x="3.159cm" svg:y="1.608cm">
          <draw:text-box>
            <text:p><text:span text:style-name="T1">2</text:span></text:p>
          </draw:text-box>
        </draw:frame>
        <draw:frame draw:style-name="gr13" draw:text-style-name="P2" draw:layer="layout" svg:width="0.68cm" svg:height="0.679cm" svg:x="6.715cm" svg:y="1.635cm">
          <draw:text-box>
            <text:p><text:span text:style-name="T1">5</text:span></text:p>
          </draw:text-box>
        </draw:frame>
        <draw:frame draw:style-name="gr14" draw:text-style-name="P2" draw:layer="layout" svg:width="0.68cm" svg:height="0.806cm" svg:x="13.274cm" svg:y="1.635cm">
          <draw:text-box>
            <text:p><text:span text:style-name="T1">8</text:span></text:p>
          </draw:text-box>
        </draw:frame>
        <draw:frame draw:style-name="gr15" draw:text-style-name="P2" draw:layer="layout" svg:width="1.624cm" svg:height="0.552cm" svg:x="20.077cm" svg:y="1.635cm">
          <draw:text-box>
            <text:p><text:span text:style-name="T1">variable</text:span></text:p>
          </draw:text-box>
        </draw:frame>
        <draw:g>
          <draw:custom-shape draw:style-name="gr16" draw:text-style-name="P3" draw:layer="layout" svg:width="16.256cm" svg:height="1.143cm" svg:x="1.508cm" svg:y="6.969cm">
            <text:p text:style-name="P1"><text:span text:style-name="T1">a</text:span><text:span text:style-name="T1">d</text:span><text:span text:style-name="T1">d</text:span><text:span text:style-name="T1">r</text:span><text:span text:style-name="T1">(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6.256cm" svg:height="1.143cm" svg:x="1.508cm" svg:y="8.112cm">
            <text:p text:style-name="P1"><text:span text:style-name="T1">t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4" draw:layer="layout" svg:width="0.68cm" svg:height="2.042cm" svg:x="9.001cm" svg:y="9.499cm">
          <draw:text-box>
            <text:p>.</text:p>
            <text:p>.</text:p>
            <text:p>.</text:p>
          </draw:text-box>
        </draw:frame>
        <draw:g>
          <draw:custom-shape draw:style-name="gr16" draw:text-style-name="P3" draw:layer="layout" svg:width="16.256cm" svg:height="1.143cm" svg:x="1.381cm" svg:y="11.668cm">
            <text:p text:style-name="P1"><text:span text:style-name="T1">addr(optiona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6.256cm" svg:height="1.143cm" svg:x="1.381cm" svg:y="12.811cm">
            <text:p text:style-name="P1"><text:span text:style-name="T1">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8" draw:text-style-name="P3" draw:layer="layout" svg:width="2.032cm" svg:height="1.143cm" svg:x="5.572cm" svg:y="5.826cm">
              <text:p text:style-name="P1"><text:span text:style-name="T1">ofl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4.064cm" svg:height="1.143cm" svg:x="1.508cm" svg:y="5.826cm">
              <text:p text:style-name="P1"><text:span text:style-name="T1">pt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032cm" svg:height="1.143cm" svg:x="7.604cm" svg:y="5.826cm">
              <text:p text:style-name="P1"><text:span text:style-name="T1">fl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0" draw:text-style-name="P2" draw:layer="layout" svg:width="0.68cm" svg:height="0.552cm" svg:x="3.54cm" svg:y="5.191cm">
            <draw:text-box>
              <text:p><text:span text:style-name="T1">8</text:span></text:p>
            </draw:text-box>
          </draw:frame>
          <draw:frame draw:style-name="gr21" draw:text-style-name="P2" draw:layer="layout" svg:width="0.68cm" svg:height="0.552cm" svg:x="6.404cm" svg:y="5.191cm">
            <draw:text-box>
              <text:p><text:span text:style-name="T1">4</text:span></text:p>
            </draw:text-box>
          </draw:frame>
          <draw:frame draw:style-name="gr17" draw:text-style-name="P2" draw:layer="layout" svg:width="0.68cm" svg:height="0.552cm" svg:x="8.493cm" svg:y="5.191cm">
            <draw:text-box>
              <text:p><text:span text:style-name="T1">4</text:span></text:p>
            </draw:text-box>
          </draw:frame>
        </draw:g>
        <draw:frame draw:style-name="gr17" draw:text-style-name="P2" draw:layer="layout" svg:width="0.858cm" svg:height="0.552cm" svg:x="10.048cm" svg:y="6.334cm">
          <draw:text-box>
            <text:p><text:span text:style-name="T1">32</text:span></text:p>
          </draw:text-box>
        </draw:frame>
        <draw:line draw:style-name="gr22" draw:text-style-name="P5" draw:layer="layout" svg:x1="17.764cm" svg:y1="3.54cm" svg:x2="1.635cm" svg:y2="5.445cm">
          <text:p/>
        </draw:line>
        <draw:line draw:style-name="gr22" draw:text-style-name="P5" draw:layer="layout" svg:x1="23.606cm" svg:y1="3.413cm" svg:x2="17.764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0T22:14:12.049227583</meta:creation-date>
    <dc:date>2020-08-05T17:05:13.326619510</dc:date>
    <meta:editing-duration>PT4M39S</meta:editing-duration>
    <meta:editing-cycles>2</meta:editing-cycles>
    <meta:generator>LibreOffice/6.0.2.1$Linux_X86_64 LibreOffice_project/00m0$Build-1</meta:generator>
    <meta:document-statistic meta:object-count="33"/>
  </office:meta>
</office:document-meta>
</file>